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8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99ff66"/>
      <style:text-properties fo:color="#8000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5116b1065fd5836</text:p>
          </table:table-cell>
          <table:table-cell table:formula="of:=RIGHT([.C4];LEN([.C4])-8)" office:value-type="string" office:string-value="65fd5836" calcext:value-type="string">
            <text:p>65fd5836</text:p>
          </table:table-cell>
          <table:table-cell/>
          <table:table-cell office:value-type="string" calcext:value-type="string">
            <text:p>node is list is.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5116b1065fd5936</text:p>
          </table:table-cell>
          <table:table-cell table:formula="of:=RIGHT([.C5];LEN([.C5])-8)" office:value-type="string" office:string-value="65fd5936" calcext:value-type="string">
            <text:p>65fd5936</text:p>
          </table:table-cell>
          <table:table-cell/>
          <table:table-cell table:style-name="ce3" office:value-type="string" calcext:value-type="string">
            <text:p>65fa5a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116b1065f85b06</text:p>
          </table:table-cell>
          <table:table-cell table:formula="of:=RIGHT([.C6];LEN([.C6])-8)" office:value-type="string" office:string-value="65f85b06" calcext:value-type="string">
            <text:p>65f85b06</text:p>
          </table:table-cell>
          <table:table-cell/>
          <table:table-cell table:style-name="ce3" office:value-type="string" calcext:value-type="string">
            <text:p>65f758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116b1065fa5402</text:p>
          </table:table-cell>
          <table:table-cell table:formula="of:=RIGHT([.C7];LEN([.C7])-8)" office:value-type="string" office:string-value="65fa5402" calcext:value-type="string">
            <text:p>65fa5402</text:p>
          </table:table-cell>
          <table:table-cell/>
          <table:table-cell table:style-name="ce3" office:value-type="string" calcext:value-type="string">
            <text:p>65fd593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5116b1065fa550a </text:p>
          </table:table-cell>
          <table:table-cell table:formula="of:=RIGHT([.C8];LEN([.C8])-8)" office:value-type="string" office:string-value="65fa550a " calcext:value-type="string">
            <text:p>65fa550a </text:p>
          </table:table-cell>
          <table:table-cell/>
          <table:table-cell table:style-name="ce3" office:value-type="string" calcext:value-type="string">
            <text:p>65f855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5116b1065f95b02 </text:p>
          </table:table-cell>
          <table:table-cell table:formula="of:=RIGHT([.C9];LEN([.C9])-8)" office:value-type="string" office:string-value="65f95b02 " calcext:value-type="string">
            <text:p>65f95b02 </text:p>
          </table:table-cell>
          <table:table-cell/>
          <table:table-cell table:style-name="ce3" office:value-type="string" calcext:value-type="string">
            <text:p>65fa583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116b1065f75822</text:p>
          </table:table-cell>
          <table:table-cell table:formula="of:=RIGHT([.C10];LEN([.C10])-8)" office:value-type="string" office:string-value="65f75822" calcext:value-type="string">
            <text:p>65f75822</text:p>
          </table:table-cell>
          <table:table-cell/>
          <table:table-cell table:style-name="ce3" office:value-type="string" calcext:value-type="string">
            <text:p>65fb54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116b1065f85b3a</text:p>
          </table:table-cell>
          <table:table-cell table:formula="of:=RIGHT([.C11];LEN([.C11])-8)" office:value-type="string" office:string-value="65f85b3a" calcext:value-type="string">
            <text:p>65f85b3a</text:p>
          </table:table-cell>
          <table:table-cell/>
          <table:table-cell table:style-name="ce3" office:value-type="string" calcext:value-type="string">
            <text:p>65fc58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15116b1065f8592a</text:p>
          </table:table-cell>
          <table:table-cell table:formula="of:=RIGHT([.C12];LEN([.C12])-8)" office:value-type="string" office:string-value="65f8592a" calcext:value-type="string">
            <text:p>65f8592a</text:p>
          </table:table-cell>
          <table:table-cell/>
          <table:table-cell table:style-name="ce3" office:value-type="string" calcext:value-type="string">
            <text:p>65f95832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3" office:value-type="string" calcext:value-type="string">
            <text:p>65f85a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5116b1065f9581a</text:p>
          </table:table-cell>
          <table:table-cell table:formula="of:=RIGHT([.C14];LEN([.C14])-8)" office:value-type="string" office:string-value="65f9581a" calcext:value-type="string">
            <text:p>65f9581a</text:p>
          </table:table-cell>
          <table:table-cell/>
          <table:table-cell table:style-name="ce3" office:value-type="string" calcext:value-type="string">
            <text:p>65f854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15116b1065f85406</text:p>
          </table:table-cell>
          <table:table-cell table:formula="of:=RIGHT([.C15];LEN([.C15])-8)" office:value-type="string" office:string-value="65f85406" calcext:value-type="string">
            <text:p>65f85406</text:p>
          </table:table-cell>
          <table:table-cell/>
          <table:table-cell table:style-name="ce3" office:value-type="string" calcext:value-type="string">
            <text:p>65fb5b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5116b1065fa5822</text:p>
          </table:table-cell>
          <table:table-cell table:formula="of:=RIGHT([.C16];LEN([.C16])-8)" office:value-type="string" office:string-value="65fa5822" calcext:value-type="string">
            <text:p>65fa5822</text:p>
          </table:table-cell>
          <table:table-cell/>
          <table:table-cell table:style-name="ce3" office:value-type="string" calcext:value-type="string">
            <text:p>65fd59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65f95b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5116b1065fb5406</text:p>
          </table:table-cell>
          <table:table-cell table:formula="of:=RIGHT([.C18];LEN([.C18])-8)" office:value-type="string" office:string-value="65fb5406" calcext:value-type="string">
            <text:p>65fb5406</text:p>
          </table:table-cell>
          <table:table-cell/>
          <table:table-cell table:style-name="ce3" office:value-type="string" calcext:value-type="string">
            <text:p>65fd58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65f65f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"/>
          <table:table-cell table:number-columns-repeated="2"/>
          <table:table-cell table:style-name="ce3" office:value-type="string" calcext:value-type="string">
            <text:p>65f75b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5116b1065fa5b36</text:p>
          </table:table-cell>
          <table:table-cell table:formula="of:=RIGHT([.C21];LEN([.C21])-8)" office:value-type="string" office:string-value="65fa5b36" calcext:value-type="string">
            <text:p>65fa5b36</text:p>
          </table:table-cell>
          <table:table-cell/>
          <table:table-cell table:style-name="ce3" office:value-type="string" calcext:value-type="string">
            <text:p>65fa58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5116b1065f65f02</text:p>
          </table:table-cell>
          <table:table-cell table:formula="of:=RIGHT([.C22];LEN([.C22])-8)" office:value-type="string" office:string-value="65f65f02" calcext:value-type="string">
            <text:p>65f65f02</text:p>
          </table:table-cell>
          <table:table-cell/>
          <table:table-cell table:style-name="ce3" office:value-type="string" calcext:value-type="string">
            <text:p>65f758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15116b1065fa5a26</text:p>
          </table:table-cell>
          <table:table-cell table:formula="of:=RIGHT([.C23];LEN([.C23])-8)" office:value-type="string" office:string-value="65fa5a26" calcext:value-type="string">
            <text:p>65fa5a26</text:p>
          </table:table-cell>
          <table:table-cell/>
          <table:table-cell table:style-name="ce3" office:value-type="string" calcext:value-type="string">
            <text:p>65fa5402</text:p>
          </table:table-cell>
          <table:table-cell table:number-columns-repeated="9"/>
          <table:table-cell office:value-type="string" calcext:value-type="string">
            <text:p>node is list is.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5"/>
          <table:table-cell table:number-columns-repeated="2"/>
          <table:table-cell office:value-type="string" calcext:value-type="string">
            <text:p>65fc5932</text:p>
          </table:table-cell>
          <table:table-cell table:number-columns-repeated="2"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65fa5a3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65f8592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I25:.I46])" office:value-type="float" office:value="213" calcext:value-type="float">
            <text:p>213</text:p>
          </table:table-cell>
          <table:table-cell table:formula="of:=SUM([.J25:.J46])" office:value-type="float" office:value="224" calcext:value-type="float">
            <text:p>2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65f7580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116b1065fa583a</text:p>
          </table:table-cell>
          <table:table-cell table:formula="of:=RIGHT([.C26];LEN([.C26])-8)" office:value-type="string" office:string-value="65fa583a" calcext:value-type="string">
            <text:p>65fa583a</text:p>
          </table:table-cell>
          <table:table-cell/>
          <table:table-cell table:style-name="ce3" office:value-type="string" calcext:value-type="string">
            <text:p>65fa5a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65fa5a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65f9583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65fa582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5116b1065f55b32</text:p>
          </table:table-cell>
          <table:table-cell table:formula="of:=RIGHT([.C28];LEN([.C28])-8)" office:value-type="string" office:string-value="65f55b32" calcext:value-type="string">
            <text:p>65f55b32</text:p>
          </table:table-cell>
          <table:table-cell/>
          <table:table-cell office:value-type="string" calcext:value-type="string">
            <text:p>65fa59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65fd5836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5f75b22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65f85a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65f8550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116b1065fc5832</text:p>
          </table:table-cell>
          <table:table-cell table:formula="of:=RIGHT([.C32];LEN([.C32])-8)" office:value-type="string" office:string-value="65fc5832" calcext:value-type="string">
            <text:p>65fc58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65f65f0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15116b1065f85a22</text:p>
          </table:table-cell>
          <table:table-cell table:formula="of:=RIGHT([.C33];LEN([.C33])-8)" office:value-type="string" office:string-value="65f85a22" calcext:value-type="string">
            <text:p>65f85a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65f95b0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15116b1065fd593a</text:p>
          </table:table-cell>
          <table:table-cell table:formula="of:=RIGHT([.C34];LEN([.C34])-8)" office:value-type="string" office:string-value="65fd593a" calcext:value-type="string">
            <text:p>65fd593a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65fa583a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116b1065f75b22</text:p>
          </table:table-cell>
          <table:table-cell table:formula="of:=RIGHT([.C35];LEN([.C35])-8)" office:value-type="string" office:string-value="65f75b22" calcext:value-type="string">
            <text:p>65f75b2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65fc583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65f9583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65f8540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15116b1065f95836</text:p>
          </table:table-cell>
          <table:table-cell table:formula="of:=RIGHT([.C38];LEN([.C38])-8)" office:value-type="string" office:string-value="65f95836" calcext:value-type="string">
            <text:p>65f958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65fd593a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15116b1065f75802</text:p>
          </table:table-cell>
          <table:table-cell table:formula="of:=RIGHT([.C39];LEN([.C39])-8)" office:value-type="string" office:string-value="65f75802" calcext:value-type="string">
            <text:p>65f7580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65fa5402</text:p>
          </table:table-cell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15116b1065fa5a32</text:p>
          </table:table-cell>
          <table:table-cell table:style-name="ce3" table:formula="of:=RIGHT([.C40];LEN([.C40])-8)" office:value-type="string" office:string-value="65fa5a32" calcext:value-type="string">
            <text:p>65fa5a3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65fd593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116b1065f85506</text:p>
          </table:table-cell>
          <table:table-cell table:formula="of:=RIGHT([.C41];LEN([.C41])-8)" office:value-type="string" office:string-value="65f85506" calcext:value-type="string">
            <text:p>65f8550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65f7582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116b1065f95832</text:p>
          </table:table-cell>
          <table:table-cell table:formula="of:=RIGHT([.C42];LEN([.C42])-8)" office:value-type="string" office:string-value="65f95832" calcext:value-type="string">
            <text:p>65f958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65fb540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15116b1065fb5b26</text:p>
          </table:table-cell>
          <table:table-cell table:formula="of:=RIGHT([.C43];LEN([.C43])-8)" office:value-type="string" office:string-value="65fb5b26" calcext:value-type="string">
            <text:p>65fb5b2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node is list is.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65fa5a32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65f75a32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string" calcext:value-type="string">
            <text:p>65f45506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string" calcext:value-type="string">
            <text:p>65fa5822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string" calcext:value-type="string">
            <text:p>65fa5836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string" calcext:value-type="string">
            <text:p>65fd5836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string" calcext:value-type="string">
            <text:p>65f95b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de is list is.</text:p>
          </table:table-cell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65f65a2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65fa5436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SUM([.H54:.H90])" office:value-type="float" office:value="515" calcext:value-type="float">
            <text:p>515</text:p>
          </table:table-cell>
          <table:table-cell table:formula="of:=SUM([.I54:.I90])" office:value-type="float" office:value="514" calcext:value-type="float">
            <text:p>5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65f85a22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65f7550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65f65b36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65f7580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65fa590a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65fb5a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65f7580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65f9583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65fc590a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65f75a0a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65fd590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65f65a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65fa5402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65f64c0a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65fb540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65fe593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65f95836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65fb540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65fa5a26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65f95b0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65fd5936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65fa590a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65fc5832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65f8550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65fb5b26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65fa540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65f75b22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65f95a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65fa583a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65fa58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65fd593a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65fd593a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65f85406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65f758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65f8550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65f75b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65fa592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65fa54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65f65f02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65f8592a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65f95a2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65fd593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65f9583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65fa5a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65fc583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65f75a3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65fa59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65fb5b2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65fd583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65f95a0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65fb5a3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65fd590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65f65b3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65fa543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65fa5a3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65f8540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65fa583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3:41:46.982528928</meta:creation-date>
    <dc:date>2019-11-20T02:03:53.549203940</dc:date>
    <meta:editing-duration>PT5M54S</meta:editing-duration>
    <meta:editing-cycles>4</meta:editing-cycles>
    <meta:generator>LibreOffice/5.1.6.2$Linux_X86_64 LibreOffice_project/10m0$Build-2</meta:generator>
    <meta:document-statistic meta:table-count="1" meta:cell-count="463" meta:object-count="0"/>
  </office:meta>
</office:document-meta>
</file>